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F0000024B3A7FA83B.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Unicode MS1" svg:font-family="'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 svg:font-family="Song"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ent-style-name="Standard">
      <style:text-properties style:font-name="Arial"/>
    </style:style>
    <style:style style:name="P3" style:family="paragraph">
      <style:paragraph-properties fo:text-align="start"/>
      <style:text-properties style:text-line-through-style="none" style:font-name="Arial" fo:font-size="12pt" fo:font-style="normal" style:text-underline-style="none" fo:font-weight="normal"/>
    </style:style>
    <style:style style:name="P4" style:family="paragraph">
      <style:paragraph-properties fo:text-align="center"/>
      <style:text-properties style:text-line-through-style="none" style:font-name="Arial" fo:font-size="12pt" fo:font-style="normal" style:text-underline-style="none" fo:font-weight="normal"/>
    </style:style>
    <style:style style:name="T1" style:family="text">
      <style:text-properties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ong"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scale="100%" style:font-relief="none"/>
    </style:style>
    <style:style style:name="T2" style:family="text">
      <style:text-properties style:font-name="Arial"/>
    </style:style>
    <style:style style:name="gr1" style:family="graphic">
      <style:graphic-properties fo:border="solid" style:wrap="run-through" style:number-wrapped-paragraphs="no-limit" style:vertical-pos="from-top" style:vertical-rel="paragraph" style:horizontal-pos="from-left" style:horizontal-rel="paragraph"/>
    </style:style>
    <style:style style:name="gr2" style:family="graphic">
      <style:graphic-properties draw:textarea-vertical-align="middle" style:wrap="run-through" style:number-wrapped-paragraphs="no-limit" style:vertical-pos="from-top" style:vertical-rel="paragraph" style:horizontal-pos="from-left" style:horizontal-rel="paragraph"/>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formatted-text form:name="name" form:control-implementation="ooo:com.sun.star.form.component.FormattedField" xml:id="control1" form:id="control1" form:convert-empty-to-null="true">
            <form:properties>
              <form:property form:property-name="DefaultControl" office:value-type="string" office:string-value="com.sun.star.form.control.FormattedField"/>
              <form:property form:property-name="MouseWheelBehavior" office:value-type="float" office:value="0"/>
            </form:properties>
          </form:formatted-text>
          <form:text form:name="timeout" form:control-implementation="ooo:com.sun.star.form.component.TextField" xml:id="control2" form:id="control2" form:data-field="/timeout" form:convert-empty-to-null="true">
            <form:properties>
              <form:property form:property-name="DefaultControl" office:value-type="string" office:string-value="com.sun.star.form.control.TextField"/>
            </form:properties>
          </form:text>
          <form:fixed-text form:name="Label Field 1" form:control-implementation="ooo:com.sun.star.form.component.FixedText" xml:id="control3" form:id="control3" form:label="Name"/>
          <form:fixed-text form:name="Label Field 1" form:control-implementation="ooo:com.sun.star.form.component.FixedText" xml:id="control4" form:id="control4" form:label="Timeout"/>
          <form:fixed-text form:name="Label Field 1" form:control-implementation="ooo:com.sun.star.form.component.FixedText" xml:id="control5" form:id="control5" form:label="Version 2"/>
          <form:text form:name="version" form:control-implementation="ooo:com.sun.star.form.component.TextField" xml:id="control6" form:id="control6" form:data-field="/version" form:convert-empty-to-null="true">
            <form:properties>
              <form:property form:property-name="DefaultControl" office:value-type="string" office:string-value="com.sun.star.form.control.TextField"/>
            </form:properties>
          </form:text>
          <form:textarea form:name="function:collectionAsLineSeparatedString(group[name='ListOfThings']/parameter/name)" form:control-implementation="ooo:com.sun.star.form.component.TextField" xml:id="control7" form:id="control7" form:convert-empty-to-null="true">
            <form:properties>
              <form:property form:property-name="DefaultControl" office:value-type="string" office:string-value="com.sun.star.form.control.TextField"/>
              <form:property form:property-name="EnableVisible" office:value-type="boolean" office:boolean-value="false"/>
              <form:property form:property-name="MultiLine" office:value-type="boolean" office:boolean-value="true"/>
            </form:properties>
          </form:textarea>
          <form:textarea form:name="function:collectionAsLineSeparatedString(group[name='ListOfThings']/parameter/value)" form:control-implementation="ooo:com.sun.star.form.component.TextField" xml:id="control8" form:id="control8" form:convert-empty-to-null="true">
            <form:properties>
              <form:property form:property-name="DefaultControl" office:value-type="string" office:string-value="com.sun.star.form.control.TextField"/>
              <form:property form:property-name="MultiLine" office:value-type="boolean" office:boolean-value="true"/>
            </form:properties>
          </form:textarea>
          <form:fixed-text form:name="Label Field 2" form:control-implementation="ooo:com.sun.star.form.component.FixedText" xml:id="control9" form:id="control9" form:label="Name"/>
          <form:fixed-text form:name="Label Field 2" form:control-implementation="ooo:com.sun.star.form.component.FixedText" xml:id="control10" form:id="control10" form:label="Valu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test document for the iText render service.</text:p>
      <text:p text:style-name="P2"/>
      <text:p text:style-name="P2">This document has an instance of com.ail.core.Configuration as it's data source. You can find the test that setups the Configuration and uses this template in integration-test.jar in the class com.ail.core.document.TestGernerateDocument.java. Along with the test in that package you will also find the source file for this template and the template pdf. The source file (TestGenerateDocumentIText.odt) was created using OpenOffice, and the template was generated from from OpenOffice using the File-&gt;Export as PDF menu entry.</text:p>
      <text:p text:style-name="P2"/>
      <text:p text:style-name="P2">The fields in this template are mapped to the data source using the field names. Each field's name represents an XPath into the data source.</text:p>
      <text:p text:style-name="P2"/>
      <text:p text:style-name="Standard"><draw:control text:anchor-type="paragraph" draw:z-index="5" draw:style-name="gr1" draw:text-style-name="P3" svg:width="6.462cm" svg:height="0.645cm" svg:x="6.087cm" svg:y="2.932cm" draw:control="control6"/><draw:control text:anchor-type="paragraph" draw:z-index="4" draw:style-name="gr2" draw:text-style-name="P3" svg:width="3.703cm" svg:height="0.646cm" svg:x="2.367cm" svg:y="2.93cm" draw:control="control5"/><draw:control text:anchor-type="paragraph" draw:z-index="3" draw:style-name="gr2" draw:text-style-name="P3" svg:width="3.703cm" svg:height="0.646cm" svg:x="2.385cm" svg:y="2.021cm" draw:control="control4"/><draw:control text:anchor-type="paragraph" draw:z-index="2" draw:style-name="gr2" draw:text-style-name="P3" svg:width="3.703cm" svg:height="0.646cm" svg:x="2.402cm" svg:y="1.139cm" draw:control="control3"/><draw:control text:anchor-type="paragraph" draw:z-index="1" draw:style-name="gr1" draw:text-style-name="P3" svg:width="6.462cm" svg:height="0.645cm" svg:x="6.105cm" svg:y="2.021cm" draw:control="control2"/><draw:control text:anchor-type="paragraph" draw:z-index="0" draw:style-name="gr1" draw:text-style-name="P3" svg:width="6.435cm" svg:height="0.694cm" svg:x="6.105cm" svg:y="1.139cm" draw:control="control1"/><text:span text:style-name="T2">Configuration details (mapping simple xpaths to fields):</text:span></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List of things (mapping lists to fields):</text:span></text:p>
      <text:p text:style-name="Standard"><text:span text:style-name="T2"/></text:p>
      <text:p text:style-name="Standard"><draw:control text:anchor-type="paragraph" draw:z-index="6" draw:style-name="gr1" draw:text-style-name="P3" svg:width="5.107cm" svg:height="7.376cm" svg:x="2.551cm" svg:y="1.042cm" draw:control="control7"/><draw:control text:anchor-type="paragraph" draw:z-index="7" draw:style-name="gr1" draw:text-style-name="P3" svg:width="6cm" svg:height="7.404cm" svg:x="7.738cm" svg:y="1.048cm" draw:control="control8"/><draw:control text:anchor-type="paragraph" draw:z-index="8" draw:style-name="gr2" draw:text-style-name="P4" svg:width="5.157cm" svg:height="0.611cm" svg:x="2.501cm" svg:y="0.189cm" draw:control="control9"/><draw:control text:anchor-type="paragraph" draw:z-index="9" draw:style-name="gr2" draw:text-style-name="P4" svg:width="6.014cm" svg:height="0.611cm" svg:x="7.74cm" svg:y="0.206cm" draw:control="control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Unicode MS1" svg:font-family="'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 svg:font-family="Song"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ong"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ong"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201000001FF0000024B3A7FA83B.png" xlink:type="simple" xlink:actuate="onLoad" style:position="center center" style:repeat="no-repeat"/>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6T01:08:24</meta:creation-date>
    <dc:date>2011-11-16T22:33:53</dc:date>
    <meta:editing-duration>PT21H25M29S</meta:editing-duration>
    <meta:editing-cycles>20</meta:editing-cycles>
    <meta:generator>OpenOffice.org/3.3$Unix OpenOffice.org_project/330m20$Build-9567</meta:generator>
    <meta:document-statistic meta:table-count="0" meta:image-count="0" meta:object-count="0" meta:page-count="1" meta:paragraph-count="5" meta:word-count="121" meta:character-count="807"/>
  </office:meta>
</office:document-meta>
</file>